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7.578cm"/>
    </style:style>
    <style:style style:name="Table3.C" style:family="table-column">
      <style:table-column-properties style:column-width="5.096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2.951cm"/>
    </style:style>
    <style:style style:name="Table4.B" style:family="table-column">
      <style:table-column-properties style:column-width="4.193cm"/>
    </style:style>
    <style:style style:name="Table4.C" style:family="table-column">
      <style:table-column-properties style:column-width="7.571cm"/>
    </style:style>
    <style:style style:name="Table4.D" style:family="table-column">
      <style:table-column-properties style:column-width="5.07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8.625cm"/>
    </style:style>
    <style:style style:name="Table5.C" style:family="table-column">
      <style:table-column-properties style:column-width="2.223cm"/>
    </style:style>
    <style:style style:name="Table5.D" style:family="table-column">
      <style:table-column-properties style:column-width="2.143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2.302cm"/>
    </style:style>
    <style:style style:name="Table5.1" style:family="table-row">
      <style:table-row-properties style:min-row-height="0.409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D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3.972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461cm"/>
    </style:style>
    <style:style style:name="Table6.B" style:family="table-column">
      <style:table-column-properties style:column-width="2.986cm"/>
    </style:style>
    <style:style style:name="Table6.C" style:family="table-column">
      <style:table-column-properties style:column-width="3.39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2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partner_id and o.partner_id.name or '').upper()&gt;</text:placeholder></text:p>
            <text:p text:style-name="P2"><text:placeholder text:placeholder-type="text">&lt;(o.partner_id and o.partner_id.street or '').upper()&gt;</text:placeholder>, <text:placeholder text:placeholder-type="text">&lt;(o.partner_id and o.partner_id.street2 or '').upper()&gt;</text:placeholder>, <text:placeholder text:placeholder-type="text">&lt;(o.partner_id and o.partner_id.city or '').upper()&gt;</text:placeholder>,</text:p>
            <text:p text:style-name="P2"><text:placeholder text:placeholder-type="text">&lt;(o.partner_id and o.partner_id.state_id.name or '').upper()&gt;</text:placeholder>,</text:p>
            <text:p text:style-name="P2"><text:placeholder text:placeholder-type="text">&lt;(o.partner_id and o.partner_id.country_id.name or '').upper()&gt;</text:placeholder>,</text:p>
            <text:p text:style-name="P2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Invoice No: <text:placeholder text:placeholder-type="text">&lt;o.vvt_number and o.vvt_number or ''&gt;</text:placeholder></text:p>
            <text:p text:style-name="P2">Invoice Date:<text:placeholder text:placeholder-type="text">&lt;get_date(o.date_invoice)&gt;</text:placeholder></text:p>
            <text:p text:style-name="P2">Customer No: <text:placeholder text:placeholder-type="text">&lt;o.partner_id and o.partner_id.customer_code or ''&gt;</text:placeholder></text:p>
            <text:p text:style-name="P2">P.O No:<text:tab/><text:placeholder text:placeholder-type="text">&lt;o.sale_id and o.sale_id.po_number or ''&gt;</text:placeholder></text:p>
            <text:p text:style-name="P2">P.O. Date:<text:tab/><text:placeholder text:placeholder-type="text">&lt;get_date(o.sale_id.po_date)&gt;</text:placeholder></text:p>
            <text:p text:style-name="P2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<text:s/></text:p>
            <text:p text:style-name="P2">Range </text:p>
            <text:p text:style-name="P5">Location </text:p>
            <text:p text:style-name="P5">Commissionerate</text:p>
            <text:p text:style-name="P5">C.E RC Number </text:p>
            <text:p text:style-name="P5">E.C.C Number <text:s text:c="2"/></text:p>
            <text:p text:style-name="P12">PAN Number </text:p>
            <text:p text:style-name="P12">CST Number </text:p>
            <text:p text:style-name="P5">TIN Number <text:tab/> </text:p>
            <text:p text:style-name="P5"><text:tab/> <text:s text:c="8"/></text:p>
          </table:table-cell>
          <table:table-cell table:style-name="Table4.A1" office:value-type="string">
            <text:p text:style-name="P2"/>
            <text:p text:style-name="P2">:<text:placeholder text:placeholder-type="text">&lt;o.partner_id and o.partner_id.division_code_id.name or ''&gt;</text:placeholder></text:p>
            <text:p text:style-name="P2">:</text:p>
            <text:p text:style-name="P2">:</text:p>
            <text:p text:style-name="P12">:<text:placeholder text:placeholder-type="text">&lt;o.partner_id and o.partner_id.pan_tin or ''&gt;</text:placeholder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pan_tin or ''&gt;</text:placeholder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pan_tin or ''&gt;</text:placeholder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Transporter : <text:placeholder text:placeholder-type="text">&lt;o.delivery_order_id and o.delivery_order_id.transporter or ''&gt;</text:placeholder></text:p>
            <text:p text:style-name="P11">Truck No : <text:placeholder text:placeholder-type="text">&lt;o.delivery_order_id and o.delivery_order_id.truck or ''&gt;</text:placeholder></text:p>
            <text:p text:style-name="P11">Booked To : <text:placeholder text:placeholder-type="text">&lt;o.partner_id and o.partner_id.city or ''&gt;</text:placeholder></text:p>
            <text:p text:style-name="P11">Date &amp; Time of</text:p>
            <text:p text:style-name="P11">Prep. Of Inv: <text:placeholder text:placeholder-type="text">&lt;get_date(o.date_invoice)&gt;</text:placeholder></text:p>
            <text:p text:style-name="P11">Rem. Of Goods : <text:placeholder text:placeholder-type="text">&lt;o.rem_date&gt;</text:placeholder></text:p>
            <text:p text:style-name="P11"/>
            <text:p text:style-name="P11">LR Number : <text:placeholder text:placeholder-type="text">&lt;o.lr_no or ''&gt;</text:placeholder></text:p>
            <text:p text:style-name="P1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</text:p>
            <text:p text:style-name="P2"/>
            <text:p text:style-name="P8"><text:span text:style-name="T1">Gross</text:span> <text:span text:style-name="T1">Amount</text:span></text:p>
            <text:p text:style-name="P9"/>
            <text:p text:style-name="P9">Basic Excise Duty</text:p>
            <text:p text:style-name="P2"/>
            <text:p text:style-name="P2">Edu Cess</text:p>
            <text:p text:style-name="P2"/>
            <text:p text:style-name="P2">Sec &amp; H Edu Cess</text:p>
            <text:p text:style-name="P2"/>
            <text:p text:style-name="P2">Subtotal + Excise Duty</text:p>
            <text:p text:style-name="P2"/>
            <text:p text:style-name="P2">CST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line.price_unit or 0,2)&gt;</text:placeholder></text:p>
            <text:p text:style-name="P2"/>
            <text:p text:style-name="P2"/>
            <text:p text:style-name="P2"/>
            <text:p text:style-name="P16"><text:placeholder text:placeholder-type="text">&lt;get_excise_duty(o.excise_duty_id and o.excise_duty_id.amount or 0.0)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0.00&gt;</text:placeholder></text:p>
            <text:p text:style-name="P2"/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2/100,2)&gt;</text:placeholder><text:soft-page-break/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1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&gt;</text:placeholder></text:p>
            <text:p text:style-name="P2"/>
            <text:p text:style-name="P2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)*(o.sale_tax_id and o.sale_tax_id.amount or 0.00)/100),2)&gt;</text:placeholder><text:soft-page-break/></text:p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s text:c="26"/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  <text:p text:style-name="P14">TOTAL AMOUNT</text:p>
          </table:table-cell>
          <table:table-cell table:style-name="Table5.A1" office:value-type="string">
            <text:p text:style-name="P2"><text:placeholder text:placeholder-type="text">&lt;get_total_example(o.invoice_line or 0, o.excise_duty_id and o.excise_duty_id.amount or 0, o.excise_duty_id and o.sale_tax_id.amount or 0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1"/>
            <text:p text:style-name="P11"/>
            <text:p text:style-name="P11"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1"/>
            <text:p text:style-name="P11"/>
            <text:p text:style-name="P11"><text:placeholder text:placeholder-type="text">&lt;o.other_info or ''&gt;</text:placeholder></text:p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11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3T12:49:09</dc:date>
    <meta:editing-duration>PT17H45M12S</meta:editing-duration>
    <meta:editing-cycles>240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75" meta:word-count="461" meta:character-count="5285" meta:non-whitespace-character-count="4837"/>
  </office:meta>
</office:document-meta>
</file>